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italic" style:font-style-asian="italic" style:font-style-complex="italic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0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2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8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number-columns-repeated="4" table:default-cell-style-name="ce16"/>
        <table:table-column table:style-name="co2" table:number-columns-repeated="2" table:default-cell-style-name="ce28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9"/>
          <table:covered-table-cell table:number-columns-repeated="2" table:style-name="ce25"/>
          <table:covered-table-cell table:number-columns-repeated="3" table:style-name="ce33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1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12" office:value-type="string" calcext:value-type="string" table:number-columns-spanned="3" table:number-rows-spanned="1">
            <text:p>Capacité (h/semaine) :</text:p>
          </table:table-cell>
          <table:covered-table-cell table:style-name="ce4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ce12" office:value-type="string" calcext:value-type="string" table:number-columns-spanned="3" table:number-rows-spanned="1">
            <text:p>Unité Jh (heures) :</text:p>
          </table:table-cell>
          <table:covered-table-cell table:style-name="ce1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nvironnement de Développement (Gradle)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3]/[.$E$7]" office:value-type="float" office:value="0.285714285714286" calcext:value-type="float">
            <text:p>0,2857142857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D13]/[.$E$7]" office:value-type="float" office:value="0.571428571428571" calcext:value-type="float">
            <text:p>0,5714285714</text:p>
          </table:table-cell>
          <table:table-cell table:style-name="ce27" office:value-type="date" office:date-value="2017-02-02" calcext:value-type="date">
            <text:p>02/02/17</text:p>
          </table:table-cell>
          <table:table-cell table:style-name="ce27" office:value-type="date" office:date-value="2017-03-25" calcext:value-type="date">
            <text:p>25/03/1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R001</text:p>
          </table:table-cell>
          <table:table-cell table:style-name="ce15" office:value-type="string" calcext:value-type="string">
            <text:p>Une partie du temps pour lir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JsonFileReader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4]/[.$E$7]" office:value-type="float" office:value="1.14285714285714" calcext:value-type="float">
            <text:p>1,1428571429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[.D14]/[.$E$7]" office:value-type="float" office:value="0.857142857142857" calcext:value-type="float">
            <text:p>0,8571428571</text:p>
          </table:table-cell>
          <table:table-cell table:style-name="ce27" office:value-type="date" office:date-value="2017-02-09" calcext:value-type="date">
            <text:p>09/02/17</text:p>
          </table:table-cell>
          <table:table-cell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Test Unitaire sur JsonReaderFi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5]/[.$E$7]" office:value-type="float" office:value="0.428571428571429" calcext:value-type="float">
            <text:p>0,428571428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D15]/[.$E$7]" office:value-type="float" office:value="0.285714285714286" calcext:value-type="float">
            <text:p>0,2857142857</text:p>
          </table:table-cell>
          <table:table-cell table:number-columns-repeated="2"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office:value-type="float" office:value="2" calcext:value-type="float">
            <text:p>2</text:p>
          </table:table-cell>
          <table:table-cell table:style-name="ce15" table:formula="of:=[.B16]/[.$E$7]" office:value-type="float" office:value="0.285714285714286" calcext:value-type="float">
            <text:p>0,2857142857</text:p>
          </table:table-cell>
          <table:table-cell office:value-type="float" office:value="1" calcext:value-type="float">
            <text:p>1</text:p>
          </table:table-cell>
          <table:table-cell table:style-name="ce15" table:formula="of:=[.D16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il sur le Mail</text:p>
          </table:table-cell>
          <table:table-cell office:value-type="float" office:value="6" calcext:value-type="float">
            <text:p>6</text:p>
          </table:table-cell>
          <table:table-cell table:formula="of:=[.B17]/[.$E$7]" office:value-type="float" office:value="0.857142857142857" calcext:value-type="float">
            <text:p>0,8571428571</text:p>
          </table:table-cell>
          <table:table-cell office:value-type="float" office:value="8" calcext:value-type="float">
            <text:p>8</text:p>
          </table:table-cell>
          <table:table-cell table:formula="of:=[.D17]/[.$E$7]" office:value-type="float" office:value="1.14285714285714" calcext:value-type="float">
            <text:p>1,1428571429</text:p>
          </table:table-cell>
          <table:table-cell office:value-type="date" office:date-value="2017-02-15" calcext:value-type="date">
            <text:p>15/02/17</text:p>
          </table:table-cell>
          <table:table-cell office:value-type="date" office:date-value="2017-03-08" calcext:value-type="date">
            <text:p>08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4</text:p>
          </table:table-cell>
          <table:table-cell office:value-type="string" calcext:value-type="string">
            <text:p>Lecture d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Design Pattern Observer pour le module Output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B18]/[.$E$7]" office:value-type="float" office:value="0.0714285714285714" calcext:value-type="float">
            <text:p>0,0714285714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D18]/[.$E$7]" office:value-type="float" office:value="0.0714285714285714" calcext:value-type="float">
            <text:p>0,0714285714</text:p>
          </table:table-cell>
          <table:table-cell table:style-name="ce27" office:value-type="date" office:date-value="2017-02-17" calcext:value-type="date">
            <text:p>17/02/17</text:p>
          </table:table-cell>
          <table:table-cell table:style-name="ce27" office:value-type="date" office:date-value="2017-03-03" calcext:value-type="date">
            <text:p>03/03/1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13:.B16])" office:value-type="float" office:value="15" calcext:value-type="float">
            <text:p>15</text:p>
          </table:table-cell>
          <table:table-cell table:style-name="ce18" table:formula="of:=SUM([.C13:.C16])" office:value-type="float" office:value="2.14285714285714" calcext:value-type="float">
            <text:p>2,1428571429</text:p>
          </table:table-cell>
          <table:table-cell table:style-name="ce18" table:formula="of:=SUM([.D13:.D16])" office:value-type="float" office:value="13" calcext:value-type="float">
            <text:p>13</text:p>
          </table:table-cell>
          <table:table-cell table:style-name="ce18" table:formula="of:=SUM([.E13:.E16])" office:value-type="float" office:value="1.85714285714286" calcext:value-type="float">
            <text:p>1,8571428571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ala</text:p>
          </table:table-cell>
          <table:table-cell office:value-type="float" office:value="21" calcext:value-type="float">
            <text:p>21</text:p>
          </table:table-cell>
          <table:table-cell table:formula="of:=[.B25]/[.$E$7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25]/[.$E$7]" office:value-type="float" office:value="1.42857142857143" calcext:value-type="float">
            <text:p>1,4285714286</text:p>
          </table:table-cell>
          <table:table-cell office:value-type="date" office:date-value="2017-03-01" calcext:value-type="date">
            <text:p>01/03/17</text:p>
          </table:table-cell>
          <table:table-cell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Installation VM + Lecture AP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ule de Sortie</text:p>
          </table:table-cell>
          <table:table-cell office:value-type="float" office:value="3" calcext:value-type="float">
            <text:p>3</text:p>
          </table:table-cell>
          <table:table-cell table:formula="of:=[.B26]/[.$E$7]" office:value-type="float" office:value="0.428571428571429" calcext:value-type="float">
            <text:p>0,4285714286</text:p>
          </table:table-cell>
          <table:table-cell office:value-type="float" office:value="2" calcext:value-type="float">
            <text:p>2</text:p>
          </table:table-cell>
          <table:table-cell table:formula="of:=[.D2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rolleur de SmartLogger</text:p>
          </table:table-cell>
          <table:table-cell office:value-type="float" office:value="2" calcext:value-type="float">
            <text:p>2</text:p>
          </table:table-cell>
          <table:table-cell table:formula="of:=[.B27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7]/[.$E$7]" office:value-type="float" office:value="0.571428571428571" calcext:value-type="float">
            <text:p>0,5714285714</text:p>
          </table:table-cell>
          <table:table-cell office:value-type="date" office:date-value="2017-03-07" calcext:value-type="date">
            <text:p>07/03/17</text:p>
          </table:table-cell>
          <table:table-cell office:value-type="date" office:date-value="2017-03-09" calcext:value-type="date">
            <text:p>09/03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O et LogDAO</text:p>
          </table:table-cell>
          <table:table-cell office:value-type="float" office:value="2" calcext:value-type="float">
            <text:p>2</text:p>
          </table:table-cell>
          <table:table-cell table:formula="of:=[.B28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8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èle du DAO : Classe Log</text:p>
          </table:table-cell>
          <table:table-cell office:value-type="float" office:value="0.6" calcext:value-type="float">
            <text:p>0,6</text:p>
          </table:table-cell>
          <table:table-cell table:formula="of:=[.B29]/[.$E$7]" office:value-type="float" office:value="0.0857142857142857" calcext:value-type="float">
            <text:p>0,0857142857</text:p>
          </table:table-cell>
          <table:table-cell office:value-type="float" office:value="2" calcext:value-type="float">
            <text:p>2</text:p>
          </table:table-cell>
          <table:table-cell table:formula="of:=[.D29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e à jour du Log</text:p>
          </table:table-cell>
          <table:table-cell office:value-type="float" office:value="0.1" calcext:value-type="float">
            <text:p>0,1</text:p>
          </table:table-cell>
          <table:table-cell table:formula="of:=[.B30]/[.$E$7]" office:value-type="float" office:value="0.0142857142857143" calcext:value-type="float">
            <text:p>0,0142857143</text:p>
          </table:table-cell>
          <table:table-cell office:value-type="float" office:value="0.1" calcext:value-type="float">
            <text:p>0,1</text:p>
          </table:table-cell>
          <table:table-cell table:formula="of:=[.D30]/[.$E$7]" office:value-type="float" office:value="0.0142857142857143" calcext:value-type="float">
            <text:p>0,0142857143</text:p>
          </table:table-cell>
          <table:table-cell table:number-columns-repeated="2" office:value-type="date" office:date-value="2017-03-17" calcext:value-type="date">
            <text:p>17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 devient un UUID plutôt qu'une clef A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actor du projet</text:p>
          </table:table-cell>
          <table:table-cell office:value-type="float" office:value="0.5" calcext:value-type="float">
            <text:p>0,5</text:p>
          </table:table-cell>
          <table:table-cell table:formula="of:=[.B31]/[.$E$7]" office:value-type="float" office:value="0.0714285714285714" calcext:value-type="float">
            <text:p>0,0714285714</text:p>
          </table:table-cell>
          <table:table-cell office:value-type="float" office:value="0.2" calcext:value-type="float">
            <text:p>0,2</text:p>
          </table:table-cell>
          <table:table-cell table:formula="of:=[.D31]/[.$E$7]" office:value-type="float" office:value="0.0285714285714286" calcext:value-type="float">
            <text:p>0,0285714286</text:p>
          </table:table-cell>
          <table:table-cell table:number-columns-repeated="2" office:value-type="date" office:date-value="2017-03-25" calcext:value-type="date">
            <text:p>25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élioration des Tests (BDD)</text:p>
          </table:table-cell>
          <table:table-cell office:value-type="float" office:value="2" calcext:value-type="float">
            <text:p>2</text:p>
          </table:table-cell>
          <table:table-cell table:formula="of:=[.B32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2]/[.$E$7]" office:value-type="float" office:value="0.285714285714286" calcext:value-type="float">
            <text:p>0,2857142857</text:p>
          </table:table-cell>
          <table:table-cell office:value-type="date" office:date-value="2017-03-28" calcext:value-type="date">
            <text:p>28/03/17</text:p>
          </table:table-cell>
          <table:table-cell office:value-type="date" office:date-value="2017-03-29" calcext:value-type="date">
            <text:p>29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x des problèmes de tests sur le package simulation</text:p>
          </table:table-cell>
          <table:table-cell office:value-type="float" office:value="1" calcext:value-type="float">
            <text:p>1</text:p>
          </table:table-cell>
          <table:table-cell table:formula="of:=[.B33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33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iture de la classe AlerterTest</text:p>
          </table:table-cell>
          <table:table-cell office:value-type="float" office:value="1" calcext:value-type="float">
            <text:p>1</text:p>
          </table:table-cell>
          <table:table-cell table:formula="of:=[.B34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4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ntative de mise en place de SL sur la plate-forme Saagie</text:p>
          </table:table-cell>
          <table:table-cell office:value-type="float" office:value="2" calcext:value-type="float">
            <text:p>2</text:p>
          </table:table-cell>
          <table:table-cell table:formula="of:=[.B35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5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il – Impossibilité de générer un .jar avec le driver Impal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date des Tests + Problème de génération du .jar</text:p>
          </table:table-cell>
          <table:table-cell office:value-type="float" office:value="0.3" calcext:value-type="float">
            <text:p>0,3</text:p>
          </table:table-cell>
          <table:table-cell table:formula="of:=[.B36]/[.$E$7]" office:value-type="float" office:value="0.0428571428571429" calcext:value-type="float">
            <text:p>0,0428571429</text:p>
          </table:table-cell>
          <table:table-cell office:value-type="float" office:value="0.5" calcext:value-type="float">
            <text:p>0,5</text:p>
          </table:table-cell>
          <table:table-cell table:formula="of:=[.D36]/[.$E$7]" office:value-type="float" office:value="0.0714285714285714" calcext:value-type="float">
            <text:p>0,0714285714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de sur le problème de connexion a la DB PostgreSQL</text:p>
          </table:table-cell>
          <table:table-cell office:value-type="float" office:value="0.5" calcext:value-type="float">
            <text:p>0,5</text:p>
          </table:table-cell>
          <table:table-cell table:formula="of:=[.B3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38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8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39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9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25:.B28])" office:value-type="float" office:value="28" calcext:value-type="float">
            <text:p>28</text:p>
          </table:table-cell>
          <table:table-cell table:style-name="ce18" table:formula="of:=SUM([.C25:.C28])" office:value-type="float" office:value="4" calcext:value-type="float">
            <text:p>4</text:p>
          </table:table-cell>
          <table:table-cell table:style-name="ce18" table:formula="of:=SUM([.D25:.D28])" office:value-type="float" office:value="20" calcext:value-type="float">
            <text:p>20</text:p>
          </table:table-cell>
          <table:table-cell table:style-name="ce18" table:formula="of:=SUM([.E25:.E28])" office:value-type="float" office:value="2.85714285714286" calcext:value-type="float">
            <text:p>2,8571428571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46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4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4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4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e SmartLogger sur la SandBox</text:p>
          </table:table-cell>
          <table:table-cell office:value-type="float" office:value="39" calcext:value-type="float">
            <text:p>39</text:p>
          </table:table-cell>
          <table:table-cell table:formula="of:=[.B48]/[.$E$7]" office:value-type="float" office:value="5.57142857142857" calcext:value-type="float">
            <text:p>5,5714285714</text:p>
          </table:table-cell>
          <table:table-cell office:value-type="float" office:value="8" calcext:value-type="float">
            <text:p>8</text:p>
          </table:table-cell>
          <table:table-cell table:formula="of:=[.D48]/[.$E$7]" office:value-type="float" office:value="1.14285714285714" calcext:value-type="float">
            <text:p>1,1428571429</text:p>
          </table:table-cell>
          <table:table-cell office:value-type="date" office:date-value="2017-04-13" calcext:value-type="date">
            <text:p>13/04/17</text:p>
          </table:table-cell>
          <table:table-cell office:value-type="date" office:date-value="2017-04-17" calcext:value-type="date">
            <text:p>17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totypage d'une interface via SpringBoot</text:p>
          </table:table-cell>
          <table:table-cell office:value-type="float" office:value="2" calcext:value-type="float">
            <text:p>2</text:p>
          </table:table-cell>
          <table:table-cell table:formula="of:=[.B49]/[.$E$7]" office:value-type="float" office:value="0.285714285714286" calcext:value-type="float">
            <text:p>0,2857142857</text:p>
          </table:table-cell>
          <table:table-cell office:value-type="float" office:value="8" calcext:value-type="float">
            <text:p>8</text:p>
          </table:table-cell>
          <table:table-cell table:formula="of:=[.D49]/[.$E$7]" office:value-type="float" office:value="1.14285714285714" calcext:value-type="float">
            <text:p>1,1428571429</text:p>
          </table:table-cell>
          <table:table-cell office:value-type="date" office:date-value="2017-04-24" calcext:value-type="date">
            <text:p>24/04/17</text:p>
          </table:table-cell>
          <table:table-cell office:value-type="date" office:date-value="2017-04-25" calcext:value-type="date">
            <text:p>25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ntative d'exécution de SmartLogger en local</text:p>
          </table:table-cell>
          <table:table-cell office:value-type="float" office:value="3" calcext:value-type="float">
            <text:p>3</text:p>
          </table:table-cell>
          <table:table-cell table:formula="of:=[.B50]/[.$E$7]" office:value-type="float" office:value="0.428571428571429" calcext:value-type="float">
            <text:p>0,4285714286</text:p>
          </table:table-cell>
          <table:table-cell office:value-type="float" office:value="4" calcext:value-type="float">
            <text:p>4</text:p>
          </table:table-cell>
          <table:table-cell table:formula="of:=[.D50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ifications du SmartClient pour y ajouter de nouvelles méthodes</text:p>
          </table:table-cell>
          <table:table-cell office:value-type="float" office:value="1" calcext:value-type="float">
            <text:p>1</text:p>
          </table:table-cell>
          <table:table-cell table:formula="of:=[.B51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51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ux sur l'IHM</text:p>
          </table:table-cell>
          <table:table-cell office:value-type="float" office:value="4" calcext:value-type="float">
            <text:p>4</text:p>
          </table:table-cell>
          <table:table-cell table:formula="of:=[.B52]/[.$E$7]" office:value-type="float" office:value="0.571428571428571" calcext:value-type="float">
            <text:p>0,5714285714</text:p>
          </table:table-cell>
          <table:table-cell office:value-type="float" office:value="12" calcext:value-type="float">
            <text:p>12</text:p>
          </table:table-cell>
          <table:table-cell table:formula="of:=[.D52]/[.$E$7]" office:value-type="float" office:value="1.71428571428571" calcext:value-type="float">
            <text:p>1,7142857143</text:p>
          </table:table-cell>
          <table:table-cell table:style-name="ce30" office:value-type="string" calcext:value-type="string">
            <text:p>14/0517</text:p>
          </table:table-cell>
          <table:table-cell office:value-type="date" office:date-value="2017-05-14" calcext:value-type="date">
            <text:p>14/05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dle to Maven</text:p>
          </table:table-cell>
          <table:table-cell office:value-type="float" office:value="6" calcext:value-type="float">
            <text:p>6</text:p>
          </table:table-cell>
          <table:table-cell table:formula="of:=[.B53]/[.$E$7]" office:value-type="float" office:value="0.857142857142857" calcext:value-type="float">
            <text:p>0,8571428571</text:p>
          </table:table-cell>
          <table:table-cell office:value-type="float" office:value="2" calcext:value-type="float">
            <text:p>2</text:p>
          </table:table-cell>
          <table:table-cell table:formula="of:=[.D53]/[.$E$7]" office:value-type="float" office:value="0.285714285714286" calcext:value-type="float">
            <text:p>0,2857142857</text:p>
          </table:table-cell>
          <table:table-cell office:value-type="date" office:date-value="2017-04-30" calcext:value-type="date">
            <text:p>30/04/17</text:p>
          </table:table-cell>
          <table:table-cell office:value-type="date" office:date-value="2017-05-28" calcext:value-type="date">
            <text:p>28/05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46:.B54])" office:value-type="float" office:value="56.5" calcext:value-type="float">
            <text:p>56,5</text:p>
          </table:table-cell>
          <table:table-cell table:style-name="ce18" table:formula="of:=SUM([.C46:.C54])" office:value-type="float" office:value="8.07142857142857" calcext:value-type="float">
            <text:p>8,0714285714</text:p>
          </table:table-cell>
          <table:table-cell table:style-name="ce18" table:formula="of:=SUM([.D46:.D54])" office:value-type="float" office:value="39" calcext:value-type="float">
            <text:p>39</text:p>
          </table:table-cell>
          <table:table-cell table:style-name="ce18" table:formula="of:=SUM([.E46:.E54])" office:value-type="float" office:value="5.57142857142857" calcext:value-type="float">
            <text:p>5,5714285714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20:52:15.054074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5-14T20:56:48.809331417</dc:date>
    <meta:editing-duration>PT3H1M8S</meta:editing-duration>
    <meta:editing-cycles>113</meta:editing-cycles>
    <meta:generator>LibreOffice/5.0.6.2$Linux_X86_64 LibreOffice_project/00$Build-2</meta:generator>
    <meta:document-statistic meta:table-count="1" meta:cell-count="314" meta:object-count="0"/>
  </office:meta>
</office:document-meta>
</file>